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7.39cm" style:rel-column-width="59980*"/>
    </style:style>
    <style:style style:name="Tableau1.B" style:family="table-column">
      <style:table-column-properties style:column-width="1.61cm" style:rel-column-width="5555*"/>
    </style:style>
    <style:style style:name="Tableau1.A1" style:family="table-cell">
      <style:table-cell-properties fo:padding-left="0cm" fo:padding-right="0cm" fo:padding-top="0.101cm" fo:padding-bottom="0.101cm" fo:border="none"/>
    </style:style>
    <style:style style:name="Tableau1.A11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use-window-font-color="true"/>
    </style:style>
    <style:style style:name="P2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/>
    </style:style>
    <style:style style:name="P3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officeooo:paragraph-rsid="0020da02"/>
    </style:style>
    <style:style style:name="P4" style:family="paragraph" style:parent-style-name="Standard">
      <style:paragraph-properties>
        <style:tab-stops>
          <style:tab-stop style:position="17.965cm" style:type="right"/>
        </style:tab-stops>
      </style:paragraph-properties>
      <style:text-properties style:use-window-font-color="true" fo:font-size="8pt" style:font-size-asian="7pt" style:font-size-complex="8pt"/>
    </style:style>
    <style:style style:name="P5" style:family="paragraph" style:parent-style-name="Heading_20_1">
      <style:paragraph-properties fo:margin-top="0cm" fo:margin-bottom="0.21cm" loext:contextual-spacing="false" style:shadow="none"/>
    </style:style>
    <style:style style:name="P6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style:font-name="Arial" fo:font-weight="bold" style:font-weight-asian="bold" style:font-weight-complex="bold"/>
    </style:style>
    <style:style style:name="P7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/>
    </style:style>
    <style:style style:name="P8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19feb9"/>
    </style:style>
    <style:style style:name="P9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1a4115"/>
    </style:style>
    <style:style style:name="P10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20da02"/>
    </style:style>
    <style:style style:name="P11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266866"/>
    </style:style>
    <style:style style:name="P12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28bbf4"/>
    </style:style>
    <style:style style:name="P13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1b4134"/>
    </style:style>
    <style:style style:name="P14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officeooo:paragraph-rsid="001bcead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weight="bold" officeooo:rsid="001a4115" style:font-weight-asian="bold" style:font-weight-complex="bold"/>
    </style:style>
    <style:style style:name="T3" style:family="text">
      <style:text-properties style:font-name="Arial" fo:font-weight="bold" officeooo:rsid="001bcead" style:font-weight-asian="bold" style:font-weight-complex="bold"/>
    </style:style>
    <style:style style:name="T4" style:family="text">
      <style:text-properties style:font-name="Arial" fo:font-weight="bold" officeooo:rsid="0020da02" style:font-weight-asian="bold" style:font-weight-complex="bold"/>
    </style:style>
    <style:style style:name="T5" style:family="text">
      <style:text-properties style:font-name="Arial" fo:font-weight="bold" officeooo:rsid="0028bbf4" style:font-weight-asian="bold" style:font-weight-complex="bold"/>
    </style:style>
    <style:style style:name="T6" style:family="text">
      <style:text-properties style:font-name="Arial" fo:font-weight="bold" officeooo:rsid="002a9ebd" style:font-weight-asian="bold" style:font-weight-complex="bold"/>
    </style:style>
    <style:style style:name="T7" style:family="text">
      <style:text-properties style:font-name="Arial" fo:font-style="normal" fo:font-weight="bold" officeooo:rsid="0020da02" style:font-weight-asian="bold" style:font-weight-complex="bold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weight="normal" officeooo:rsid="0019feb9" style:font-weight-asian="normal" style:font-weight-complex="normal"/>
    </style:style>
    <style:style style:name="T10" style:family="text">
      <style:text-properties style:font-name="Times New Roman" fo:font-style="normal"/>
    </style:style>
    <style:style style:name="T11" style:family="text">
      <style:text-properties style:font-name="Times New Roman" fo:font-style="normal" fo:font-weight="normal" officeooo:rsid="0019feb9" style:font-weight-asian="normal" style:font-weight-complex="normal"/>
    </style:style>
    <style:style style:name="T12" style:family="text">
      <style:text-properties style:font-name="Times New Roman" fo:font-style="normal" fo:font-weight="normal" officeooo:rsid="001a4115" style:font-weight-asian="normal" style:font-weight-complex="normal"/>
    </style:style>
    <style:style style:name="T13" style:family="text">
      <style:text-properties style:font-name="Times New Roman" fo:font-style="normal" officeooo:rsid="0019feb9"/>
    </style:style>
    <style:style style:name="T14" style:family="text">
      <style:text-properties style:font-name="Times New Roman" fo:font-style="normal" officeooo:rsid="001a4115"/>
    </style:style>
    <style:style style:name="T15" style:family="text">
      <style:text-properties style:font-name="Times New Roman" fo:font-style="normal" officeooo:rsid="001bcead"/>
    </style:style>
    <style:style style:name="T16" style:family="text">
      <style:text-properties style:font-name="Times New Roman" fo:font-style="normal" officeooo:rsid="0020da02"/>
    </style:style>
    <style:style style:name="T17" style:family="text">
      <style:text-properties style:font-name="Times New Roman" fo:font-style="normal" officeooo:rsid="00246115"/>
    </style:style>
    <style:style style:name="T18" style:family="text">
      <style:text-properties style:font-name="Times New Roman" fo:font-style="normal" officeooo:rsid="002571e3"/>
    </style:style>
    <style:style style:name="T19" style:family="text">
      <style:text-properties style:font-name="Times New Roman" fo:font-style="normal" officeooo:rsid="00266866"/>
    </style:style>
    <style:style style:name="T20" style:family="text">
      <style:text-properties style:font-name="Times New Roman" fo:font-style="italic" officeooo:rsid="001a4115" style:font-style-asian="italic" style:font-style-complex="italic"/>
    </style:style>
    <style:style style:name="T21" style:family="text">
      <style:text-properties officeooo:rsid="0019ef12"/>
    </style:style>
    <style:style style:name="T22" style:family="text">
      <style:text-properties officeooo:rsid="0019feb9"/>
    </style:style>
    <style:style style:name="T23" style:family="text">
      <style:text-properties officeooo:rsid="001a4115"/>
    </style:style>
    <style:style style:name="T24" style:family="text">
      <style:text-properties officeooo:rsid="001b4134"/>
    </style:style>
    <style:style style:name="T25" style:family="text">
      <style:text-properties officeooo:rsid="001bcead"/>
    </style:style>
    <style:style style:name="T26" style:family="text">
      <style:text-properties officeooo:rsid="001d869c"/>
    </style:style>
    <style:style style:name="T27" style:family="text">
      <style:text-properties officeooo:rsid="001ddd62"/>
    </style:style>
    <style:style style:name="T28" style:family="text">
      <style:text-properties officeooo:rsid="0020da02"/>
    </style:style>
    <style:style style:name="T29" style:family="text">
      <style:text-properties officeooo:rsid="00246115"/>
    </style:style>
    <style:style style:name="T30" style:family="text">
      <style:text-properties officeooo:rsid="002571e3"/>
    </style:style>
    <style:style style:name="T31" style:family="text">
      <style:text-properties officeooo:rsid="00266866"/>
    </style:style>
    <text:list-style style:name="L1">
      <text:list-level-style-number text:level="1" text:style-name="Numbering_20_Symbols" style:num-suffix="." style:num-format="1">
        <style:list-level-properties text:min-label-width="0.6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ogression de cinquiè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2617763155" text:style-name="L1">
              <text:list-item>
                <text:p text:style-name="P6">Enchaînements d'opérations<text:line-break/><text:span text:style-name="T8">Priorité entre les opérations, cas des fractions<text:line-break/></text:span><text:span text:style-name="T9">Vocabulaire : somme, d</text:span><text:span text:style-name="T11">ifférence, produit, quotient<text:line-break/></text:span><text:span text:style-name="T12">Calculs astucieux du type 7,3*9+2,7*9 ou 56*101</text:span><text:span text:style-name="T11"><text:line-break/>Problèmes concrets : écrire un calcul en une seule ligne</text:span></text:p>
              </text:list-item>
            </text:list>
          </table:table-cell>
          <table:table-cell table:style-name="Tableau1.A1" office:value-type="string">
            <text:p text:style-name="P1">(<text:span text:style-name="T26">2</text:span> sem)</text:p>
          </table:table-cell>
        </table:table-row>
        <table:table-row>
          <table:table-cell table:style-name="Tableau1.A1" office:value-type="string">
            <text:list xml:id="list124150982001631" text:continue-numbering="true" text:style-name="L1">
              <text:list-item>
                <text:p text:style-name="P7"><text:span text:style-name="T1">Symétrie centrale</text:span><text:line-break/>Image d'un point, d'une figure, centre de symétrie<text:line-break/>Propriétés de conservations<text:line-break/><text:span text:style-name="T22">Exercices de constructions et exercices de démonstration (symétries axiale et centrale)</text:span></text:p>
              </text:list-item>
            </text:list>
          </table:table-cell>
          <table:table-cell table:style-name="Tableau1.A1" office:value-type="string">
            <text:p text:style-name="P2">(3 sem)</text:p>
          </table:table-cell>
        </table:table-row>
        <table:table-row>
          <table:table-cell table:style-name="Tableau1.A1" office:value-type="string">
            <text:list xml:id="list124150174873097" text:continue-numbering="true" text:style-name="L1">
              <text:list-item>
                <text:p text:style-name="P8"><text:span text:style-name="T1">Fractions</text:span><text:line-break/><text:span text:style-name="T22">Vocabulaire : écriture frac</text:span><text:span text:style-name="T13">tionnaire – fractions</text:span><text:line-break/>Simplifications, <text:span text:style-name="T10">comparaisons, </text:span><text:span text:style-name="T17">additions </text:span><text:span text:style-name="T18">et</text:span><text:span text:style-name="T10"> </text:span><text:span text:style-name="T17">soustractions (dénominateurs multiples), produit par un n</text:span><text:span text:style-name="T18">om</text:span><text:span text:style-name="T17">bre</text:span><text:span text:style-name="T10"><text:line-break/></text:span><text:span text:style-name="T16">Placer</text:span><text:span text:style-name="T28"> une fraction sur une droite graduée</text:span><text:line-break/><text:span text:style-name="T22">Problèmes concrets : </text:span><text:span text:style-name="T13">fraction d'un nombre</text:span></text:p>
              </text:list-item>
            </text:list>
          </table:table-cell>
          <table:table-cell table:style-name="Tableau1.A1" office:value-type="string">
            <text:p text:style-name="P2">(<text:span text:style-name="T30">3</text:span> sem)</text:p>
          </table:table-cell>
        </table:table-row>
        <table:table-row>
          <table:table-cell table:style-name="Tableau1.A1" office:value-type="string">
            <text:list xml:id="list124151338875581" text:continue-numbering="true" text:style-name="L1">
              <text:list-item>
                <text:p text:style-name="P9"><text:span text:style-name="T1">Triangles</text:span><text:line-break/>Somme des mesures des angles, <text:span text:style-name="T23">i</text:span>négalité triangulaire<text:line-break/>Propriétés des triangles particuliers<text:line-break/>Droites remarquables (hauteurs, <text:span text:style-name="T30">médianes, bissectrices, </text:span>média<text:span text:style-name="T28">tric</text:span>es<text:span text:style-name="T30">, centre du cercle circonscrit</text:span>)<text:line-break/><text:span text:style-name="T22">Exercices de constructions et exercices de démonstration</text:span></text:p>
              </text:list-item>
            </text:list>
          </table:table-cell>
          <table:table-cell table:style-name="Tableau1.A1" office:value-type="string">
            <text:p text:style-name="P2">(3 sem)</text:p>
          </table:table-cell>
        </table:table-row>
        <table:table-row>
          <table:table-cell table:style-name="Tableau1.A1" office:value-type="string">
            <text:list xml:id="list124151465826865" text:continue-numbering="true" text:style-name="L1">
              <text:list-item>
                <text:p text:style-name="P7"><text:span text:style-name="T1">Nombres relatifs</text:span><text:line-break/>Comparaisons, <text:span text:style-name="T23">a</text:span>dditions, soustractions, <text:span text:style-name="T23">sommes algébriques</text:span><text:line-break/>Repérage sur une droite et dans le plan</text:p>
              </text:list-item>
            </text:list>
          </table:table-cell>
          <table:table-cell table:style-name="Tableau1.A1" office:value-type="string">
            <text:p text:style-name="P2">(<text:span text:style-name="T21">3,5</text:span> sem)</text:p>
          </table:table-cell>
        </table:table-row>
        <table:table-row>
          <table:table-cell table:style-name="Tableau1.A1" office:value-type="string">
            <text:list xml:id="list124150632345021" text:continue-numbering="true" text:style-name="L1">
              <text:list-item>
                <text:p text:style-name="P10"><text:span text:style-name="T1">Angles </text:span><text:span text:style-name="T4">et parallélisme</text:span><text:line-break/>Angles adjacents, opposés par le sommet, complémentaires, supplémentaires<text:line-break/>Angles alternes-internes, correspondants<text:line-break/><text:span text:style-name="T28">Exercices avec calculs d'angles et démonstrations</text:span></text:p>
              </text:list-item>
            </text:list>
          </table:table-cell>
          <table:table-cell table:style-name="Tableau1.A1" office:value-type="string">
            <text:p text:style-name="P3">(<text:span text:style-name="T25">1,5</text:span> sem)</text:p>
          </table:table-cell>
        </table:table-row>
        <table:table-row>
          <table:table-cell table:style-name="Tableau1.A1" office:value-type="string">
            <text:list xml:id="list124151945721140" text:continue-numbering="true" text:style-name="L1">
              <text:list-item>
                <text:p text:style-name="P11"><text:span text:style-name="T2">Expressions</text:span><text:span text:style-name="T1"> littéral</text:span><text:span text:style-name="T2">es</text:span><text:line-break/><text:span text:style-name="T23">N</text:span>otations : carré et cube, <text:span text:style-name="T23">o</text:span>mission du signe multiplié<text:line-break/><text:span text:style-name="T19">Factorisations et développements simples</text:span><text:line-break/>Test d'égalités<text:line-break/><text:span text:style-name="T23">Problèmes concrets avec mise en équation et équations é</text:span><text:span text:style-name="T14">videntes (6</text:span><text:span text:style-name="T20">x</text:span><text:span text:style-name="T14">=60 ou </text:span><text:span text:style-name="T20">x</text:span><text:span text:style-name="T14">+2=4)</text:span></text:p>
              </text:list-item>
            </text:list>
          </table:table-cell>
          <table:table-cell table:style-name="Tableau1.A1" office:value-type="string">
            <text:p text:style-name="P2">(<text:span text:style-name="T31">3</text:span> sem)</text:p>
          </table:table-cell>
        </table:table-row>
        <table:table-row>
          <table:table-cell table:style-name="Tableau1.A1" office:value-type="string">
            <text:list xml:id="list124150308766719" text:continue-numbering="true" text:style-name="L1">
              <text:list-item>
                <text:p text:style-name="P9"><text:span text:style-name="T1">Parallélogrammes</text:span><text:line-break/>Propriétés et caractérisations<text:line-break/><text:span text:style-name="T22">Exercices de constructions et exercices de démonstration</text:span></text:p>
              </text:list-item>
            </text:list>
          </table:table-cell>
          <table:table-cell table:style-name="Tableau1.A1" office:value-type="string">
            <text:p text:style-name="P2">(3 sem)</text:p>
          </table:table-cell>
        </table:table-row>
        <table:table-row>
          <table:table-cell table:style-name="Tableau1.A1" office:value-type="string">
            <text:list xml:id="list124152107186465" text:continue-numbering="true" text:style-name="L1">
              <text:list-item>
                <text:p text:style-name="P7"><text:span text:style-name="T1">Proportionnalité</text:span><text:line-break/>Tableau de proportionnalité, <text:span text:style-name="T23">représentation </text:span>graphiques<text:line-break/>Quatrième proportionnelle<text:line-break/>Pourcentages, échelle d'un plan, <text:span text:style-name="T28">conversions de durées</text:span></text:p>
              </text:list-item>
            </text:list>
          </table:table-cell>
          <table:table-cell table:style-name="Tableau1.A1" office:value-type="string">
            <text:p text:style-name="P2">(2 sem)</text:p>
          </table:table-cell>
        </table:table-row>
        <table:table-row>
          <table:table-cell table:style-name="Tableau1.A1" office:value-type="string">
            <text:list xml:id="list124151529591614" text:continue-numbering="true" text:style-name="L1">
              <text:list-item>
                <text:p text:style-name="P12"><text:span text:style-name="T5">P</text:span><text:span text:style-name="T2">érimètres </text:span><text:span text:style-name="T5">et </text:span><text:span text:style-name="T6">a</text:span><text:span text:style-name="T1">ires</text:span><text:line-break/><text:span text:style-name="T24">Périmètre d'un cercle<text:line-break/></text:span>Aire d'un triangle, d'un parallélogramme, d'un disque. <text:span text:style-name="T25">Conversions d'unités.</text:span></text:p>
              </text:list-item>
            </text:list>
          </table:table-cell>
          <table:table-cell table:style-name="Tableau1.A1" office:value-type="string">
            <text:p text:style-name="P2">(<text:span text:style-name="T25">1,5</text:span> sem)</text:p>
          </table:table-cell>
        </table:table-row>
        <table:table-row>
          <table:table-cell table:style-name="Tableau1.A11" office:value-type="string">
            <text:list xml:id="list124150867035269" text:continue-numbering="true" text:style-name="L1">
              <text:list-item>
                <text:p text:style-name="P13"><text:span text:style-name="T1">Statistiques</text:span><text:line-break/>Effectifs, fréquences<text:line-break/>Diagrammes en tuyaux d'orgues, circulaire<text:line-break/><text:span text:style-name="T29">Moyenne et moyenne pondérée</text:span></text:p>
              </text:list-item>
            </text:list>
          </table:table-cell>
          <table:table-cell table:style-name="Tableau1.A11" office:value-type="string">
            <text:p text:style-name="P2">(<text:span text:style-name="T30">2</text:span> sem)</text:p>
          </table:table-cell>
        </table:table-row>
        <table:table-row>
          <table:table-cell table:style-name="Tableau1.A1" office:value-type="string">
            <text:list xml:id="list124150372367610" text:continue-numbering="true" text:style-name="L1">
              <text:list-item>
                <text:p text:style-name="P13"><text:span text:style-name="T1">Parallélogrammes particuliers</text:span><text:line-break/>Propriétés et caractérisations du rectangle, du losange et du carré<text:line-break/><text:span text:style-name="T22">Exercices de constructions et exercices de démonstration</text:span></text:p>
              </text:list-item>
            </text:list>
          </table:table-cell>
          <table:table-cell table:style-name="Tableau1.A1" office:value-type="string">
            <text:p text:style-name="P2">(2 sem)</text:p>
          </table:table-cell>
        </table:table-row>
        <table:table-row>
          <table:table-cell table:style-name="Tableau1.A1" office:value-type="string">
            <text:list xml:id="list124150823287362" text:continue-numbering="true" text:style-name="L1">
              <text:list-item>
                <text:p text:style-name="P14"><text:span text:style-name="T3">Prismes droits et cylindres de révolution</text:span><text:line-break/><text:span text:style-name="T15">Patrons et calculs de volumes. Conversions d'unités.</text:span></text:p>
              </text:list-item>
            </text:list>
          </table:table-cell>
          <table:table-cell table:style-name="Tableau1.A1" office:value-type="string">
            <text:p text:style-name="P2">(<text:span text:style-name="T27">2</text:span> sem)</text:p>
          </table:table-cell>
        </table:table-row>
        <table:table-row>
          <table:table-cell table:style-name="Tableau1.A1" office:value-type="string">
            <text:list xml:id="list124151077273453" text:continue-numbering="true" text:style-name="L1">
              <text:list-item>
                <text:p text:style-name="P7"><text:span text:style-name="T2">Probabilité</text:span><text:span text:style-name="T1">s </text:span><text:span text:style-name="T4">(uniquement s</text:span><text:span text:style-name="T7">'il reste du temps)</text:span><text:line-break/>V<text:span text:style-name="T24">ocabulaire : Expérience aléatoire, issues</text:span></text:p>
              </text:list-item>
            </text:list>
          </table:table-cell>
          <table:table-cell table:style-name="Tableau1.A1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fo:background-color="transparent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et Véronique FONTANET</meta:initial-creator>
    <meta:creation-date>2007-07-11T22:36:49</meta:creation-date>
    <dc:date>2018-04-06T12:41:49.766000000</dc:date>
    <dc:language>fr-FR</dc:language>
    <meta:editing-cycles>35</meta:editing-cycles>
    <meta:editing-duration>PT2H49M45S</meta:editing-duration>
    <meta:document-statistic meta:table-count="1" meta:image-count="0" meta:object-count="0" meta:page-count="1" meta:paragraph-count="28" meta:word-count="318" meta:character-count="2406" meta:non-whitespace-character-count="2129"/>
    <meta:user-defined meta:name="Info 1"/>
    <meta:user-defined meta:name="Info 2"/>
    <meta:user-defined meta:name="Info 3"/>
    <meta:user-defined meta:name="Info 4"/>
  </office:meta>
</office:document-meta>
</file>